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LEA (6:1-2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LEA (6:1-2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pleading (6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saiah's pleading (6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6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LEA (6:1-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IORITY (6: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AIN (6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AIN (6:4-5):<text:s text:c="1"/></text:span><text:span text:style-name="a527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e has been beaten and imprisoned (6:4-5a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has faced angry mobs (6:5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worked to exhaustion (6:5c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has endured sleepless nights and hunger (6:5d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ORINTHIANS 6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LEA (6:1-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RIORITY (6: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AIN (6:4-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ATIENCE (6:6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ARADOX (6:8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2-tx-Title-and-Text" presentation:presentation-page-layout-name="Master1-PPL12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ARADOX (6:8-10):<text:s text:c="1"/></text:span><text:span text:style-name="a572" text:class-names=""/></text:p>
          </draw:text-box>
          <svg:title/>
          <svg:desc/>
        </draw:frame>
        <draw:frame draw:id="id101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Paul is honest yet has been called a liar (6:8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is known yet unknown (6:9a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is dying, yet he lives (6:9b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s sorrowful yet always rejoices (6:10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is poor yet makes many rich (6:10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has nothing yet possesses everything (6:10c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7" draw:style-name="a597" draw:master-page-name="Master1-Layout13-twoColTx-Title-and-2-Column-Text" presentation:presentation-page-layout-name="Master1-PPL13" draw:id="Slide-262">
        <draw:frame draw:id="id102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2 CORINTHIANS 6<text:s text:c="1"/></text:span><text:span text:style-name="a599" text:class-names=""/></text:p>
          </draw:text-box>
          <svg:title/>
          <svg:desc/>
        </draw:frame>
        <draw:frame draw:id="id103" presentation:style-name="a614" draw:name="Text Placeholder 2" svg:x="1.38021in" svg:y="2in" svg:width="4.61632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THE PLEA (6:1-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RIORITY (6: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PAIN (6:4-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frame draw:id="id104" presentation:style-name="a630" draw:name="Text Placeholder 3" svg:x="6.16319in" svg:y="2in" svg:width="4.61632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PATIENCE (6:6-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ARADOX (6:8-1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PARENT (6:11-1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PROHIBITION (6:14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1" draw:master-page-name="Master1-Layout12-tx-Title-and-Text" presentation:presentation-page-layout-name="Master1-PPL12" draw:id="Slide-263">
        <draw:frame draw:id="id105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PROHIBITION (6:14-18)<text:s text:c="1"/></text:span><text:span text:style-name="a633" text:class-names=""/></text:p>
          </draw:text-box>
          <svg:title/>
          <svg:desc/>
        </draw:frame>
        <draw:frame draw:id="id106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restriction (6:14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sons (6:14b-16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9" draw:style-name="a646" draw:master-page-name="Master1-Layout12-tx-Title-and-Text" presentation:presentation-page-layout-name="Master1-PPL12" draw:id="Slide-264">
        <draw:frame draw:id="id107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reasons (6:14b-16a):<text:s text:c="1"/></text:span><text:span text:style-name="a648" text:class-names=""/></text:p>
          </draw:text-box>
          <svg:title/>
          <svg:desc/>
        </draw:frame>
        <draw:frame draw:id="id108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Light and darkness (6:14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hrist and Satan (6:1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true God and a false idol (6:16a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0" draw:style-name="a664" draw:master-page-name="Master1-Layout12-tx-Title-and-Text" presentation:presentation-page-layout-name="Master1-PPL12" draw:id="Slide-265">
        <draw:frame draw:id="id109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THE PROHIBITION (6:14-18)<text:s text:c="1"/></text:span><text:span text:style-name="a666" text:class-names=""/></text:p>
          </draw:text-box>
          <svg:title/>
          <svg:desc/>
        </draw:frame>
        <draw:frame draw:id="id110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restriction (6:1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reasons (6:14b-16a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wards (6:16b-18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1" draw:style-name="a682" draw:master-page-name="Master1-Layout12-tx-Title-and-Text" presentation:presentation-page-layout-name="Master1-PPL12" draw:id="Slide-266">
        <draw:frame draw:id="id111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<text:s text:c="1"/>The rewards (6:16b-18):<text:s text:c="1"/></text:span><text:span text:style-name="a684" text:class-names=""/></text:p>
          </draw:text-box>
          <svg:title/>
          <svg:desc/>
        </draw:frame>
        <draw:frame draw:id="id112" presentation:style-name="a699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God will live in them (6:16b).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od will walk among them (6:16c-17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God will be a Father to them (6:1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2" draw:style-name="a700" draw:master-page-name="Master1-Layout12-tx-Title-and-Text" presentation:presentation-page-layout-name="Master1-PPL12" draw:id="Slide-267">
        <draw:frame draw:id="id11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PROHIBITION (6:14-18)<text:s text:c="1"/></text:span><text:span text:style-name="a702" text:class-names=""/></text:p>
          </draw:text-box>
          <svg:title/>
          <svg:desc/>
        </draw:frame>
        <draw:frame draw:id="id114" presentation:style-name="a717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striction (6:14a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asons (6:14b-16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wards (6:16b-1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13-twoColTx-Title-and-2-Column-Text" presentation:presentation-page-layout-name="Master1-PPL13" draw:id="Slide-268">
        <draw:frame draw:id="id11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CORINTHIANS 6<text:s text:c="1"/></text:span><text:span text:style-name="a720" text:class-names=""/></text:p>
          </draw:text-box>
          <svg:title/>
          <svg:desc/>
        </draw:frame>
        <draw:frame draw:id="id116" presentation:style-name="a735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THE PLEA (6:1-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IORITY (6:3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PAIN (6:4-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  <draw:frame draw:id="id117" presentation:style-name="a751" draw:name="Text Placeholder 3" svg:x="6.16319in" svg:y="2in" svg:width="4.61632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ATIENCE (6:6-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ARADOX (6:8-10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ARENT (6:11-1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THE PROHIBITION (6:14-18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6 </dc:title>
    <meta:initial-creator>David STRICKLAND</meta:initial-creator>
    <dc:creator>David STRICKLAND</dc:creator>
    <meta:creation-date>2020-02-22T19:24:41Z</meta:creation-date>
    <dc:date>2020-02-22T19:24:41Z</dc:date>
    <meta:template xlink:href="BibleStudy" xlink:type="simple"/>
    <meta:editing-cycles>1</meta:editing-cycles>
    <meta:editing-duration>PT0S</meta:editing-duration>
    <meta:document-statistic meta:paragraph-count="62" meta:word-count="389"/>
  </office:meta>
</office:document-meta>
</file>